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6e69" officeooo:paragraph-rsid="00036e69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36e69" officeooo:paragraph-rsid="00036e69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36e69" officeooo:paragraph-rsid="00036e69" style:font-style-asian="normal" style:font-style-complex="normal"/>
    </style:style>
    <style:style style:name="T1" style:family="text">
      <style:text-properties officeooo:rsid="00047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Project Documentation:</text:p>
      <text:p text:style-name="P1"/>
      <text:p text:style-name="P2">Crash Course</text:p>
      <text:p text:style-name="P2"/>
      <text:p text:style-name="P2"/>
      <text:p text:style-name="P3">1. Purpose:</text:p>
      <text:p text:style-name="P3">2. How to use it</text:p>
      <text:p text:style-name="P3">3. Requirements</text:p>
      <text:p text:style-name="P3"><text:tab/>a. <text:span text:style-name="T1">Interaction</text:span></text:p>
      <text:p text:style-name="P3"><text:tab/><text:span text:style-name="T1">b. Objects</text:span></text:p>
      <text:p text:style-name="P3"><text:tab/><text:span text:style-name="T1">c. Visual Effe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13:10.122929231</meta:creation-date>
    <dc:date>2015-12-03T09:33:23.508011780</dc:date>
    <meta:editing-duration>PT4M43S</meta:editing-duration>
    <meta:editing-cycles>1</meta:editing-cycles>
    <meta:document-statistic meta:table-count="0" meta:image-count="0" meta:object-count="0" meta:page-count="1" meta:paragraph-count="8" meta:word-count="21" meta:character-count="129" meta:non-whitespace-character-count="113"/>
    <meta:generator>LibreOffice/5.0.2.2$Linux_X86_64 LibreOffice_project/00m0$Build-2</meta:generator>
  </office:meta>
</office:document-meta>
</file>